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2" style:family="graphic" style:parent-style-name="standard">
      <style:graphic-properties svg:stroke-color="#dc143c" draw:fill="none" draw:fill-color="#dc143c" draw:textarea-horizontal-align="justify" draw:textarea-vertical-align="middle" draw:auto-grow-height="false" fo:min-height="0.458cm" fo:min-width="0.774cm"/>
    </style:style>
    <style:style style:name="gr3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5" style:family="graphic" style:parent-style-name="standard">
      <style:graphic-properties svg:stroke-color="#dc143c" draw:fill="none" draw:fill-color="#dc143c" draw:textarea-horizontal-align="justify" draw:textarea-vertical-align="middle" draw:auto-grow-height="false" fo:min-height="0.458cm" fo:min-width="1.05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</style:style>
    <style:style style:name="gr8" style:family="graphic" style:parent-style-name="standard">
      <style:graphic-properties svg:stroke-color="#dc143c" draw:fill="none" draw:fill-color="#dc143c" draw:textarea-horizontal-align="justify" draw:textarea-vertical-align="middle" draw:auto-grow-height="false" fo:min-height="0.458cm" fo:min-width="2.894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 draw:fill-color="#dc143c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6.4cm" svg:height="3.095cm" svg:x="0.8cm" svg:y="1.2cm">
          <draw:text-box>
            <text:p>Description of MLM syntax in R</text:p>
            <text:p/>
            <text:p>MLMmodel&lt;- glmer(rec_acc~PE*rec_session+(rec_session*PE|particip_code), family= binomial, data=data)</text:p>
          </draw:text-box>
        </draw:frame>
        <draw:custom-shape draw:style-name="gr2" draw:text-style-name="P2" draw:layer="layout" svg:width="1.8cm" svg:height="1cm" svg:x="4.8cm" svg:y="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5.6cm" svg:y1="3.6cm" svg:x2="4.6cm" svg:y2="7.2cm">
          <text:p/>
        </draw:line>
        <draw:frame draw:style-name="gr4" draw:text-style-name="P1" draw:layer="layout" svg:width="5.8cm" svg:height="5.939cm" svg:x="2.2cm" svg:y="7.6cm">
          <draw:text-box>
            <text:p>Function for the generalised mixed model. We have an outcome that is binary (accuracy), so we are using a logistic regression (binomial link). </text:p>
          </draw:text-box>
        </draw:frame>
        <draw:custom-shape draw:style-name="gr5" draw:text-style-name="P2" draw:layer="layout" svg:width="2.2cm" svg:height="1cm" svg:x="6.8cm" svg:y="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7.9cm" svg:y1="3.5cm" svg:x2="10.6cm" svg:y2="7.4cm">
          <text:p/>
        </draw:line>
        <draw:frame draw:style-name="gr6" draw:text-style-name="P1" draw:layer="layout" svg:width="6.2cm" svg:height="2.384cm" svg:x="8.6cm" svg:y="7.816cm">
          <draw:text-box>
            <text:p>Outcome, or dependent variable</text:p>
          </draw:text-box>
        </draw:frame>
        <draw:frame draw:style-name="gr7" draw:text-style-name="P1" draw:layer="layout" svg:width="12.2cm" svg:height="8.072cm" svg:x="15cm" svg:y="7.984cm">
          <draw:text-box>
            <text:p>On the right side of the ~ symbol there are the predictors (fixed effects. The asterisc means that we are considering their single effects as well as their interactions. <text:s/></text:p>
          </draw:text-box>
        </draw:frame>
        <draw:line draw:style-name="gr3" draw:text-style-name="P3" draw:layer="layout" svg:x1="11.2cm" svg:y1="3.601cm" svg:x2="20.4cm" svg:y2="7.8cm">
          <text:p/>
        </draw:line>
        <draw:custom-shape draw:style-name="gr8" draw:text-style-name="P2" draw:layer="layout" svg:width="4.8cm" svg:height="1cm" svg:x="9.2cm" svg:y="2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6.4cm" svg:height="3.095cm" svg:x="0.8cm" svg:y="1.2cm">
          <draw:text-box>
            <text:p>Description of MLM syntax in R</text:p>
            <text:p/>
            <text:p>MLMmodel&lt;- glmer(rec_acc~PE*rec_session+(rec_session*PE|particip_code), family= binomial, data=data)</text:p>
          </draw:text-box>
        </draw:frame>
        <draw:frame draw:style-name="gr7" draw:text-style-name="P1" draw:layer="layout" svg:width="12.2cm" svg:height="8.072cm" svg:x="0.8cm" svg:y="5.8cm">
          <draw:text-box>
            <text:p>Within brackets there is the “stochastic” part of the model, with the random effects.</text:p>
            <text:p><text:span text:style-name="T1">On the right of the </text:span>| symbol there is the clustering variable: in our case is the participant code variable. We are adding random intercepts for participants, meaning that we are considering their variance in the average recognition accuracy. <text:s text:c="2"/></text:p>
          </draw:text-box>
        </draw:frame>
        <draw:line draw:style-name="gr3" draw:text-style-name="P3" draw:layer="layout" svg:x1="20cm" svg:y1="3.8cm" svg:x2="12cm" svg:y2="8.6cm">
          <text:p/>
        </draw:line>
        <draw:line draw:style-name="gr3" draw:text-style-name="P3" draw:layer="layout" svg:x1="16.6cm" svg:y1="3.8cm" svg:x2="20cm" svg:y2="5.4cm">
          <text:p/>
        </draw:line>
        <draw:frame draw:style-name="gr10" draw:text-style-name="P1" draw:layer="layout" svg:width="10.4cm" svg:height="8.783cm" svg:x="16.4cm" svg:y="5.728cm">
          <draw:text-box>
            <text:p><text:span text:style-name="T1">On the left side of the </text:span>| symbol there are the random slopes. In this case, we are considering: random slopes for rec_session; random slopes for PE; random slopes for the interaction between rec_session and PE. This means that we are accounting for participants differences in the effects of these variables on accuracy, as well as differences in their interactions. </text:p>
          </draw:text-box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rancesco Pupillo</meta:initial-creator>
    <meta:creation-date>2020-10-23T10:45:20.068506977</meta:creation-date>
    <dc:date>2020-10-23T15:29:28.657875450</dc:date>
    <dc:creator>Francesco Pupillo</dc:creator>
    <meta:editing-duration>PT3H59M31S</meta:editing-duration>
    <meta:editing-cycles>3</meta:editing-cycles>
    <meta:generator>LibreOffice/6.0.7.3$Linux_X86_64 LibreOffice_project/00m0$Build-3</meta:generator>
    <meta:document-statistic meta:object-count="40"/>
  </office:meta>
</office:document-meta>
</file>